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9.738cm"/>
    </style:style>
    <style:style style:name="ro1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Hoja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Directamente llevó a cabo el act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o órdenes que tuvieron como consecuencia el act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ómplice pasivo en el act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firmado que estuvo presente durante la ejecución del act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neó el act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 sospecha que está involucrado en el act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ncubrió el acto</text:p>
          </table:table-cell>
          <table:table-cell office:value-type="float" office:value="1">
            <text:p>1</text:p>
          </table:table-cell>
          <table:table-cell table:style-name="ce2" office:value-type="string">
            <text:p>Obstruyó la investigación, cambió pruebas, etc.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romovió la ley, resolución judicial o política violatoria de derechos humanos</text:p>
          </table:table-cell>
          <table:table-cell office:value-type="float" office:value="2">
            <text:p>2</text:p>
          </table:table-cell>
          <table:table-cell table:style-name="ce2" office:value-type="string">
            <text:p>Ej. Controversia constitucional de la CNDH y la PGR en contra de la despenalización del aborto en el DF.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poyó la promulgación de la ley, resolución judicial o política violatoria de derechos humano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actividad en términos de promulgación de leyes, resoluciones judiciales o establecimiento de políticas</text:p>
          </table:table-cell>
          <table:table-cell office:value-type="float" office:value="2">
            <text:p>2</text:p>
          </table:table-cell>
          <table:table-cell table:style-name="ce2" office:value-type="string">
            <text:p>Ej. Falta de cambios en la legislación relativa a medios de comunicación (Cambios parados en el congreso después de que la Suprema Corte echó para atrás la Ley Televisa)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romovió la aplicación de la ley, resolución judicial o la implementación de la política violatoria de derechos humano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oyó la aplicación de la ley, resolución judicial o la implementación de la política violatoria de derechos humano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actividad en términos de la aplicación de la ley o la implementación de la política que proteja o garantice los derechos humanos</text:p>
          </table:table-cell>
          <table:table-cell office:value-type="float" office:value="3">
            <text:p>3</text:p>
          </table:table-cell>
          <table:table-cell table:style-name="ce2" office:value-type="string">
            <text:p>Se refiere a la falta de actuación de los funcionarios públicos de acuerdo a lo establecido en reglamentos, leyes o políticas públicas que protejan o garanticen derechos humanos. Ej. La no investigación de acuerdo a la ley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 ejercicio de la autoridad sobre sus subordinado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actividad ante el conocimiento de que sus subordinados planeaban llevar a cabo un acto ilegal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 tomó las medidas necesarias para prevenir que se cometiera un acto ilegal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es" number:country="ES">
      <number:number number:decimal-places="0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2" number:min-integer-digits="1" number:grouping="true"/>
      <number:text>   </number:text>
    </number:number-style>
    <number:number-style style:name="N5119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es" number:country="ES">
      <number:number number:decimal-places="2" number:min-integer-digits="1" number:grouping="true"/>
      <number:text>   </number:text>
    </number:number-style>
    <number:number-style style:name="N5120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es" number:country="ES">
      <number:text> -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2P2" style:volatile="true" number:language="es" number:country="ES">
      <number:text> -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3" number:language="es" number:country="ES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4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4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4" number:language="es" number:country="ES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es" number:country="ES">
      <number:minutes number:style="long"/>
      <number:text>:</number:text>
      <number:seconds number:style="long"/>
    </number:time-style>
    <number:time-style style:name="N5126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es" number:country="ES">
      <number:minutes number:style="long"/>
      <number:text>:</number:text>
      <number:seconds number:style="long" number:decimal-places="1"/>
    </number:time-style>
    <number:number-style style:name="N5128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8/09/2012</text:date>, <text:time>11:29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8T11:29:37</meta:creation-date>
    <dc:date>2012-09-08T11:29:50</dc:date>
    <dc:creator>Lau </dc:creator>
    <meta:editing-duration>PT13S</meta:editing-duration>
    <meta:editing-cycles>1</meta:editing-cycles>
    <meta:document-statistic meta:table-count="1" meta:cell-count="52" meta:object-count="0"/>
    <meta:generator>LibreOffice/3.4$Linux LibreOffice_project/340m1$Build-402</meta:generator>
  </office:meta>
</office:document-meta>
</file>